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Line item</text:p>
          </table:table-cell>
          <table:table-cell office:value-type="string">
            <text:p>Count</text:p>
          </table:table-cell>
          <table:table-cell office:value-type="string">
            <text:p>Value</text:p>
          </table:table-cell>
          <table:table-cell office:value-type="string">
            <text:p>Parts</text:p>
          </table:table-cell>
          <table:table-cell office:value-type="string">
            <text:p>Package</text:p>
          </table:table-cell>
          <table:table-cell office:value-type="string">
            <text:p>Substitution</text:p>
          </table:table-cell>
          <table:table-cell office:value-type="string">
            <text:p>Notes</text:p>
          </table:table-cell>
          <table:table-cell office:value-type="string">
            <text:p>Mouser URL</text:p>
          </table:table-cell>
          <table:table-cell office:value-type="string">
            <text:p>Digikey URL</text:p>
          </table:table-cell>
          <table:table-cell office:value-type="string">
            <text:p>Weco URL</text:p>
          </table:table-cell>
          <table:table-cell office:value-type="string">
            <text:p>Analog URL</text:p>
          </table:table-cell>
          <table:table-cell office:value-type="string">
            <text:p>Legend: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05r</text:p>
          </table:table-cell>
          <table:table-cell office:value-type="string">
            <text:p>R5 R6 R14 R15 R19 R20 R24 R25 R29 R30</text:p>
          </table:table-cell>
          <table:table-cell office:value-type="string">
            <text:p>R2512</text:p>
          </table:table-cell>
          <table:table-cell office:value-type="string">
            <text:p>SC</text:p>
          </table:table-cell>
          <table:table-cell office:value-type="string">
            <text:p>2W, 1%</text:p>
          </table:table-cell>
          <table:table-cell office:value-type="string">
            <text:p>http://de.mouser.com/ProductDetail/Ohmite/MCS3264R050FER/?qs=sGAEpiMZZMtlubZbdhIBIImEumqwrDYIoijZMxfEx%2f0%3d</text:p>
          </table:table-cell>
          <table:table-cell table:number-columns-repeated="3"/>
          <table:table-cell office:value-type="string">
            <text:p>DNS</text:p>
          </table:table-cell>
          <table:table-cell office:value-type="string">
            <text:p>Do not substitu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0R</text:p>
          </table:table-cell>
          <table:table-cell office:value-type="string">
            <text:p>R7 R16 R21 R26 R31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RK73Z1JTTDvirtualkey66000000virtualkey660-RK73Z1JTTD</text:p>
          </table:table-cell>
          <table:table-cell table:number-columns-repeated="3"/>
          <table:table-cell office:value-type="string">
            <text:p>SA</text:p>
          </table:table-cell>
          <table:table-cell office:value-type="string">
            <text:p>Substitute any with same value/packag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100k</text:p>
          </table:table-cell>
          <table:table-cell office:value-type="string">
            <text:p>R9 R10 R12 R13 R18 R23 R28 R33 R39 R40 R41 R42 R43 R44 R65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ERJ-3EKF1003Vvirtualkey99990000virtualkey667-ERJ-3EKF1003V</text:p>
          </table:table-cell>
          <table:table-cell table:number-columns-repeated="3"/>
          <table:table-cell office:value-type="string">
            <text:p>SC</text:p>
          </table:table-cell>
          <table:table-cell office:value-type="string">
            <text:p>Substitute any with same value/package and see not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100n</text:p>
          </table:table-cell>
          <table:table-cell/>
          <table:table-cell office:value-type="string">
            <text:p>C0603K</text:p>
          </table:table-cell>
          <table:table-cell office:value-type="string">
            <text:p>SC</text:p>
          </table:table-cell>
          <table:table-cell office:value-type="string">
            <text:p>&gt;=35V</text:p>
          </table:table-cell>
          <table:table-cell office:value-type="string">
            <text:p>https://de.mouser.com/Search/ProductDetail.aspx?R=CGA3E2X7R1H104Kvirtualkey52130000virtualkey810-CGA3E2X7R1H104K</text:p>
          </table:table-cell>
          <table:table-cell table:number-columns-repeated="3"/>
          <table:table-cell office:value-type="string">
            <text:p>NP</text:p>
          </table:table-cell>
          <table:table-cell office:value-type="string">
            <text:p>Not popula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00uH</text:p>
          </table:table-cell>
          <table:table-cell office:value-type="string">
            <text:p>U$31</text:p>
          </table:table-cell>
          <table:table-cell office:value-type="string">
            <text:p>INDUCTOR</text:p>
          </table:table-cell>
          <table:table-cell office:value-type="string">
            <text:p>SC</text:p>
          </table:table-cell>
          <table:table-cell office:value-type="string">
            <text:p>100uH, 1A DC current</text:p>
          </table:table-cell>
          <table:table-cell office:value-type="string">
            <text:p>https://de.mouser.com/Search/ProductDetail.aspx?R=SRU8043-101Yvirtualkey65210000virtualkey652-SRU8043-101Y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100u</text:p>
          </table:table-cell>
          <table:table-cell office:value-type="string">
            <text:p>C4 C14 C20 C26 C32</text:p>
          </table:table-cell>
          <table:table-cell office:value-type="string">
            <text:p>UD-6,3X7,7_NICHICON</text:p>
          </table:table-cell>
          <table:table-cell office:value-type="string">
            <text:p>SC</text:p>
          </table:table-cell>
          <table:table-cell office:value-type="string">
            <text:p>&gt;=35V</text:p>
          </table:table-cell>
          <table:table-cell office:value-type="string">
            <text:p>http://de.mouser.com/Search/ProductDetail.aspx?R=UCD1V101MCL6GSvirtualkey64700000virtualkey647-UCD1V101MCL6GS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/>
          <table:table-cell office:value-type="string">
            <text:p>R0603</text:p>
          </table:table-cell>
          <table:table-cell office:value-type="string">
            <text:p>NP</text:p>
          </table:table-cell>
          <table:table-cell/>
          <table:table-cell office:value-type="string">
            <text:p>https://de.mouser.com/Search/ProductDetail.aspx?R=301-10K-RCvirtualkey21980000virtualkey301-10K-RC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0n</text:p>
          </table:table-cell>
          <table:table-cell office:value-type="string">
            <text:p>C9</text:p>
          </table:table-cell>
          <table:table-cell office:value-type="string">
            <text:p>C0603K</text:p>
          </table:table-cell>
          <table:table-cell office:value-type="string">
            <text:p>SA</text:p>
          </table:table-cell>
          <table:table-cell/>
          <table:table-cell office:value-type="string">
            <text:p>http://de.mouser.com/Search/ProductDetail.aspx?R=C0603C103M5RACAUTOvirtualkey64600000virtualkey80-C0603C103M5RAUTO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0p</text:p>
          </table:table-cell>
          <table:table-cell office:value-type="string">
            <text:p>C37 C38 C65</text:p>
          </table:table-cell>
          <table:table-cell office:value-type="string">
            <text:p>C0603K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C0603C100K5GACTUvirtualkey64600000virtualkey80-C0603C100K5G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10uH</text:p>
          </table:table-cell>
          <table:table-cell office:value-type="string">
            <text:p>L1 L2</text:p>
          </table:table-cell>
          <table:table-cell office:value-type="string">
            <text:p>L2825P</text:p>
          </table:table-cell>
          <table:table-cell office:value-type="string">
            <text:p>SC</text:p>
          </table:table-cell>
          <table:table-cell office:value-type="string">
            <text:p>10uH, 600mA DC</text:p>
          </table:table-cell>
          <table:table-cell office:value-type="string">
            <text:p>http://de.mouser.com/Search/ProductDetail.aspx?R=36502A10virtualkey20420000virtualkey279-36502A1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10u</text:p>
          </table:table-cell>
          <table:table-cell office:value-type="string">
            <text:p>C39 C40 C41 C42 C57 C58 C63 C66 C67</text:p>
          </table:table-cell>
          <table:table-cell office:value-type="string">
            <text:p>C0603K</text:p>
          </table:table-cell>
          <table:table-cell office:value-type="string">
            <text:p>SC</text:p>
          </table:table-cell>
          <table:table-cell office:value-type="string">
            <text:p>&gt;=6V</text:p>
          </table:table-cell>
          <table:table-cell office:value-type="string">
            <text:p>https://de.mouser.com/Search/ProductDetail.aspx?R=C1608X5R0J106MTvirtualkey52130000virtualkey810-C1608X5R0J106M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20uf</text:p>
          </table:table-cell>
          <table:table-cell office:value-type="string">
            <text:p>C55</text:p>
          </table:table-cell>
          <table:table-cell office:value-type="string">
            <text:p>153CLV-0807</text:p>
          </table:table-cell>
          <table:table-cell office:value-type="string">
            <text:p>SC</text:p>
          </table:table-cell>
          <table:table-cell office:value-type="string">
            <text:p>ESR &lt;=28mOhm</text:p>
          </table:table-cell>
          <table:table-cell office:value-type="string">
            <text:p>http://de.mouser.com/Search/ProductDetail.aspx?R=PCS1C121MCL1GSvirtualkey64700000virtualkey647-PCS1C121MCL1GS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1k</text:p>
          </table:table-cell>
          <table:table-cell office:value-type="string">
            <text:p>R47 R48 R49 R50 R51 R52 R53 R54 R55 R56 R58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301-1.0K-RCvirtualkey21980000virtualkey301-1.0K-RC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1N5819HW</text:p>
          </table:table-cell>
          <table:table-cell office:value-type="string">
            <text:p>D1 D2 D3</text:p>
          </table:table-cell>
          <table:table-cell office:value-type="string">
            <text:p>SOD123</text:p>
          </table:table-cell>
          <table:table-cell office:value-type="string">
            <text:p>SC</text:p>
          </table:table-cell>
          <table:table-cell office:value-type="string">
            <text:p>40v, 1a</text:p>
          </table:table-cell>
          <table:table-cell office:value-type="string">
            <text:p>https://de.mouser.com/Search/ProductDetail.aspx?R=1N5819HW-7-Fvirtualkey62110000virtualkey621-1N5819HW-F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1r</text:p>
          </table:table-cell>
          <table:table-cell office:value-type="string">
            <text:p>R45 R46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CRCW06031R00FNEBvirtualkey61300000virtualkey71-CRCW06031R00FNEB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20p</text:p>
          </table:table-cell>
          <table:table-cell office:value-type="string">
            <text:p>C35 C36</text:p>
          </table:table-cell>
          <table:table-cell office:value-type="string">
            <text:p>C0603K</text:p>
          </table:table-cell>
          <table:table-cell office:value-type="string">
            <text:p>SA</text:p>
          </table:table-cell>
          <table:table-cell/>
          <table:table-cell office:value-type="string">
            <text:p>http://de.mouser.com/Search/ProductDetail.aspx?R=GRM1885C1H200JA01Dvirtualkey64800000virtualkey81-GRM39C200J5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210-A-126-SMD/04-PCP</text:p>
          </table:table-cell>
          <table:table-cell/>
          <table:table-cell office:value-type="string">
            <text:p>210-A-126-SMD-4</text:p>
          </table:table-cell>
          <table:table-cell office:value-type="string">
            <text:p>DNS</text:p>
          </table:table-cell>
          <table:table-cell table:number-columns-repeated="3"/>
          <table:table-cell office:value-type="string">
            <text:p>http://www.weco.ca/product.php?id=58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string">
            <text:p>220n</text:p>
          </table:table-cell>
          <table:table-cell office:value-type="string">
            <text:p>C5 C6 C15 C16 C21 C22 C27 C28 C33 C34</text:p>
          </table:table-cell>
          <table:table-cell office:value-type="string">
            <text:p>C0603K</text:p>
          </table:table-cell>
          <table:table-cell office:value-type="string">
            <text:p>SC</text:p>
          </table:table-cell>
          <table:table-cell office:value-type="string">
            <text:p>&gt;=35V</text:p>
          </table:table-cell>
          <table:table-cell office:value-type="string">
            <text:p>https://de.mouser.com/Search/ProductDetail.aspx?R=C1608Y5V1H224ZTvirtualkey52130000virtualkey810-C1608Y5V1H224Z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220r</text:p>
          </table:table-cell>
          <table:table-cell office:value-type="string">
            <text:p>R51 R60 R61 R62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ERJ-3EKF2200Vvirtualkey99990000virtualkey667-ERJ-3EKF2200V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33k</text:p>
          </table:table-cell>
          <table:table-cell office:value-type="string">
            <text:p>R1 R2 R3 R4 R8 R11 R63</text:p>
          </table:table-cell>
          <table:table-cell office:value-type="string">
            <text:p>R0603</text:p>
          </table:table-cell>
          <table:table-cell office:value-type="string">
            <text:p>SC</text:p>
          </table:table-cell>
          <table:table-cell table:style-name="ce1" office:value-type="percentage" office:value="0.01">
            <text:p>1.00%</text:p>
          </table:table-cell>
          <table:table-cell office:value-type="string">
            <text:p>https://de.mouser.com/Search/ProductDetail.aspx?R=ERJ-3EKF3302Vvirtualkey66720000virtualkey667-ERJ-3EKF3302V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39R</text:p>
          </table:table-cell>
          <table:table-cell office:value-type="string">
            <text:p>R34 R35</text:p>
          </table:table-cell>
          <table:table-cell office:value-type="string">
            <text:p>R0603</text:p>
          </table:table-cell>
          <table:table-cell office:value-type="string">
            <text:p>SC</text:p>
          </table:table-cell>
          <table:table-cell table:style-name="ce1" office:value-type="percentage" office:value="0.01">
            <text:p>1.00%</text:p>
          </table:table-cell>
          <table:table-cell office:value-type="string">
            <text:p>https://de.mouser.com/Search/ProductDetail.aspx?R=RK73H1JTTD39R0Fvirtualkey66000000virtualkey660-RK73H1JTTD39R0F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4.7k</text:p>
          </table:table-cell>
          <table:table-cell office:value-type="string">
            <text:p>R17 R22 R27 R32 R57 R64 R66</text:p>
          </table:table-cell>
          <table:table-cell office:value-type="string">
            <text:p>R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ERJ-3EKF4701Vvirtualkey99990000virtualkey667-ERJ-3EKF4701V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37</text:p>
          </table:table-cell>
          <table:table-cell office:value-type="string">
            <text:p>R0603</text:p>
          </table:table-cell>
          <table:table-cell office:value-type="string">
            <text:p>SC</text:p>
          </table:table-cell>
          <table:table-cell table:style-name="ce1" office:value-type="percentage" office:value="0.01">
            <text:p>1.00%</text:p>
          </table:table-cell>
          <table:table-cell office:value-type="string">
            <text:p>https://de.mouser.com/Search/ProductDetail.aspx?R=ERJ-3EKF4701Vvirtualkey99990000virtualkey667-ERJ-3EKF4701V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4.7u</text:p>
          </table:table-cell>
          <table:table-cell office:value-type="string">
            <text:p>C10 C56 C59 C64</text:p>
          </table:table-cell>
          <table:table-cell office:value-type="string">
            <text:p>C0603K</text:p>
          </table:table-cell>
          <table:table-cell office:value-type="string">
            <text:p>SC</text:p>
          </table:table-cell>
          <table:table-cell office:value-type="string">
            <text:p>&gt;=6V</text:p>
          </table:table-cell>
          <table:table-cell office:value-type="string">
            <text:p>https://de.mouser.com/Search/ProductDetail.aspx?R=C0603C475K9PACTUvirtualkey64600000virtualkey80-C0603C475K9P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C54</text:p>
          </table:table-cell>
          <table:table-cell office:value-type="string">
            <text:p>D/7343-31R</text:p>
          </table:table-cell>
          <table:table-cell office:value-type="string">
            <text:p>SC</text:p>
          </table:table-cell>
          <table:table-cell office:value-type="string">
            <text:p>35V, &lt;=0.6Ohm ESR, 10%</text:p>
          </table:table-cell>
          <table:table-cell office:value-type="string">
            <text:p>https://de.mouser.com/Search/ProductDetail.aspx?R=T491X476K035ATvirtualkey64600000virtualkey80-T491X476K03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6.8k</text:p>
          </table:table-cell>
          <table:table-cell office:value-type="string">
            <text:p>R36</text:p>
          </table:table-cell>
          <table:table-cell office:value-type="string">
            <text:p>R0603</text:p>
          </table:table-cell>
          <table:table-cell office:value-type="string">
            <text:p>SC</text:p>
          </table:table-cell>
          <table:table-cell table:style-name="ce1" office:value-type="percentage" office:value="0.01">
            <text:p>1.00%</text:p>
          </table:table-cell>
          <table:table-cell office:value-type="string">
            <text:p>https://de.mouser.com/Search/ProductDetail.aspx?R=ERJ-3EKF6801Vvirtualkey99990000virtualkey667-ERJ-3EKF6801V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68k</text:p>
          </table:table-cell>
          <table:table-cell office:value-type="string">
            <text:p>R38</text:p>
          </table:table-cell>
          <table:table-cell office:value-type="string">
            <text:p>R0603</text:p>
          </table:table-cell>
          <table:table-cell office:value-type="string">
            <text:p>SC</text:p>
          </table:table-cell>
          <table:table-cell table:style-name="ce1" office:value-type="percentage" office:value="0.01">
            <text:p>1.00%</text:p>
          </table:table-cell>
          <table:table-cell office:value-type="string">
            <text:p>https://de.mouser.com/Search/ProductDetail.aspx?R=CRCW060368K0FKEAvirtualkey61300000virtualkey71-CRCW0603-68K-E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974-D-SMD/02-TR</text:p>
          </table:table-cell>
          <table:table-cell/>
          <table:table-cell office:value-type="string">
            <text:p>974-D-SMD/02</text:p>
          </table:table-cell>
          <table:table-cell office:value-type="string">
            <text:p>DNS</text:p>
          </table:table-cell>
          <table:table-cell table:style-name="ce1"/>
          <table:table-cell table:number-columns-repeated="2"/>
          <table:table-cell office:value-type="string">
            <text:p>http://www.weco.ca/product.php?id=65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950-D-SMD/02-TR</text:p>
          </table:table-cell>
          <table:table-cell/>
          <table:table-cell office:value-type="string">
            <text:p>950-D-SMD/02</text:p>
          </table:table-cell>
          <table:table-cell office:value-type="string">
            <text:p>DNS</text:p>
          </table:table-cell>
          <table:table-cell table:number-columns-repeated="3"/>
          <table:table-cell office:value-type="string">
            <text:p>http://www.weco.ca/product.php?id=65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A4982</text:p>
          </table:table-cell>
          <table:table-cell office:value-type="string">
            <text:p>U$5 U$7 U$9 U$11 U$13</text:p>
          </table:table-cell>
          <table:table-cell office:value-type="string">
            <text:p>ETSSOP24</text:p>
          </table:table-cell>
          <table:table-cell office:value-type="string">
            <text:p>DNS</text:p>
          </table:table-cell>
          <table:table-cell table:number-columns-repeated="2"/>
          <table:table-cell office:value-type="string">
            <text:p>http://search.digikey.com/de/en/products/A4982SLPTR-T/620-1352-1-ND/2295513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AD5206</text:p>
          </table:table-cell>
          <table:table-cell office:value-type="string">
            <text:p>U$16</text:p>
          </table:table-cell>
          <table:table-cell office:value-type="string">
            <text:p>TSSOP24</text:p>
          </table:table-cell>
          <table:table-cell office:value-type="string">
            <text:p>DNS</text:p>
          </table:table-cell>
          <table:table-cell table:number-columns-repeated="4"/>
          <table:table-cell office:value-type="string">
            <text:p>http://www.analog.com/en/digital-to-analog-converters/digital-potentiometers/ad5206/products/product.html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BUTTON</text:p>
          </table:table-cell>
          <table:table-cell office:value-type="string">
            <text:p>U$27</text:p>
          </table:table-cell>
          <table:table-cell office:value-type="string">
            <text:p>BUTTON</text:p>
          </table:table-cell>
          <table:table-cell office:value-type="string">
            <text:p>SC</text:p>
          </table:table-cell>
          <table:table-cell office:value-type="string">
            <text:p>Same footprint</text:p>
          </table:table-cell>
          <table:table-cell office:value-type="string">
            <text:p>https://de.mouser.com/Search/ProductDetail.aspx?R=B3AL-1003Pvirtualkey65300000virtualkey653-B3AL-1003P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CHIPLED_0805</text:p>
          </table:table-cell>
          <table:table-cell office:value-type="string">
            <text:p>LED1 LED4</text:p>
          </table:table-cell>
          <table:table-cell office:value-type="string">
            <text:p>LED0603</text:p>
          </table:table-cell>
          <table:table-cell office:value-type="string">
            <text:p>SA</text:p>
          </table:table-cell>
          <table:table-cell/>
          <table:table-cell office:value-type="string">
            <text:p>https://de.mouser.com/Search/ProductDetail.aspx?R=598-8120-107Fvirtualkey64500000virtualkey645-598-8120-107F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CSM-7X-DU</text:p>
          </table:table-cell>
          <table:table-cell/>
          <table:table-cell office:value-type="string">
            <text:p>HC-49/S</text:p>
          </table:table-cell>
          <table:table-cell office:value-type="string">
            <text:p>SC</text:p>
          </table:table-cell>
          <table:table-cell office:value-type="string">
            <text:p>10ppm, HC-49/S case</text:p>
          </table:table-cell>
          <table:table-cell office:value-type="string">
            <text:p>https://de.mouser.com/Search/ProductDetail.aspx?R=9C-12.000MEEJ-Tvirtualkey57230000virtualkey717-9C-12.000MEEJ-T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FM4004</text:p>
          </table:table-cell>
          <table:table-cell/>
          <table:table-cell office:value-type="string">
            <text:p>SMX</text:p>
          </table:table-cell>
          <table:table-cell office:value-type="string">
            <text:p>SC</text:p>
          </table:table-cell>
          <table:table-cell office:value-type="string">
            <text:p>1A 400V 30A surge</text:p>
          </table:table-cell>
          <table:table-cell office:value-type="string">
            <text:p>https://de.mouser.com/Search/ProductDetail.aspx?R=FM4004-Wvirtualkey58300000virtualkey583-FM400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USE</text:p>
          </table:table-cell>
          <table:table-cell/>
          <table:table-cell office:value-type="string">
            <text:p>FUSEHOLDER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3587virtualkey53400000virtualkey534-3587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IPG20N04S4L-11</text:p>
          </table:table-cell>
          <table:table-cell/>
          <table:table-cell office:value-type="string">
            <text:p>SUPERSO8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IPG20N04S4L-11virtualkey63830000virtualkey726-IPG20N04S4L-11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CSD17301Q5A</text:p>
          </table:table-cell>
          <table:table-cell/>
          <table:table-cell office:value-type="string">
            <text:p>PQFNFET</text:p>
          </table:table-cell>
          <table:table-cell office:value-type="string">
            <text:p>DNS</text:p>
          </table:table-cell>
          <table:table-cell/>
          <table:table-cell office:value-type="string">
            <text:p>http://de.mouser.com/Search/ProductDetail.aspx?R=CSD17301Q5Avirtualkey59500000virtualkey595-CSD17301Q5A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LM2594</text:p>
          </table:table-cell>
          <table:table-cell/>
          <table:table-cell office:value-type="string">
            <text:p>SO08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LM2594M-3.3%2fNOPBvirtualkey56960000virtualkey926-LM2594M-3.3%2fNOPB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RGBLED</text:p>
          </table:table-cell>
          <table:table-cell/>
          <table:table-cell office:value-type="string">
            <text:p>RGBLED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LRTBR98G-R7T5-1%2bS7U-37%2bP7virtualkey62510000virtualkey720-LRTBR98GR7T51S7U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SAM3U4E</text:p>
          </table:table-cell>
          <table:table-cell/>
          <table:table-cell office:value-type="string">
            <text:p>LQFP144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ATSAM3U4EA-AUvirtualkey55650000virtualkey556-ATSAM3U4EA-AU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SDCARD</text:p>
          </table:table-cell>
          <table:table-cell/>
          <table:table-cell office:value-type="string">
            <text:p>SDCARD</text:p>
          </table:table-cell>
          <table:table-cell office:value-type="string">
            <text:p>DNS</text:p>
          </table:table-cell>
          <table:table-cell/>
          <table:table-cell office:value-type="string">
            <text:p>https://de.mouser.com/Search/ProductDetail.aspx?R=SCHA5B0200virtualkey68800000virtualkey688-SCHA5B020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SMD.1</text:p>
          </table:table-cell>
          <table:table-cell/>
          <table:table-cell office:value-type="string">
            <text:p>SMD0.1x4</text:p>
          </table:table-cell>
          <table:table-cell office:value-type="string">
            <text:p>SC</text:p>
          </table:table-cell>
          <table:table-cell office:value-type="string">
            <text:p>same or smaller external dimensions</text:p>
          </table:table-cell>
          <table:table-cell office:value-type="string">
            <text:p>https://de.mouser.com/Search/ProductDetail.aspx?R=95278-101A04LFvirtualkey64910000virtualkey649-95278-101A04LF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SMD.1X20</text:p>
          </table:table-cell>
          <table:table-cell/>
          <table:table-cell office:value-type="string">
            <text:p>SMD0.1X20</text:p>
          </table:table-cell>
          <table:table-cell office:value-type="string">
            <text:p>SC</text:p>
          </table:table-cell>
          <table:table-cell office:value-type="string">
            <text:p>same or smaller external dimensions</text:p>
          </table:table-cell>
          <table:table-cell office:value-type="string">
            <text:p>https://de.mouser.com/Search/ProductDetail.aspx?R=95278-101A20LFvirtualkey64910000virtualkey649-95278-101A20LF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SMD.1X6</text:p>
          </table:table-cell>
          <table:table-cell/>
          <table:table-cell office:value-type="string">
            <text:p>SMD0.1X14</text:p>
          </table:table-cell>
          <table:table-cell office:value-type="string">
            <text:p>SC</text:p>
          </table:table-cell>
          <table:table-cell office:value-type="string">
            <text:p>same or smaller external dimensions</text:p>
          </table:table-cell>
          <table:table-cell office:value-type="string">
            <text:p>https://de.mouser.com/Search/ProductDetail.aspx?R=95278-101A14LFvirtualkey64910000virtualkey649-95278-101A14LF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USBC</text:p>
          </table:table-cell>
          <table:table-cell/>
          <table:table-cell office:value-type="string">
            <text:p>untitled</text:p>
          </table:table-cell>
          <table:table-cell office:value-type="string">
            <text:p>SC</text:p>
          </table:table-cell>
          <table:table-cell office:value-type="string">
            <text:p>Note pin order</text:p>
          </table:table-cell>
          <table:table-cell office:value-type="string">
            <text:p>https://de.mouser.com/Search/ProductDetail.aspx?R=UX60A-MB-5STvirtualkey64550000virtualkey798-UX60A-MB-5ST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BD</text:p>
          </table:table-cell>
          <table:table-cell office:value-type="string">
            <text:p>input cap</text:p>
          </table:table-cell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3/13/2012</text:date>, <text:time>17:0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3:42</meta:creation-date>
    <meta:editing-duration>PT22H43M41S</meta:editing-duration>
    <meta:editing-cycles>6</meta:editing-cycles>
    <meta:generator>LibreOffice/3.4$Linux LibreOffice_project/340m1$Build-402</meta:generator>
    <meta:initial-creator>kliment </meta:initial-creator>
    <dc:date>2012-03-13T17:04:27</dc:date>
    <dc:creator>kliment </dc:creator>
    <meta:document-statistic meta:table-count="3" meta:cell-count="352" meta:object-count="0"/>
  </office:meta>
</office:document-meta>
</file>